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4000001F4E71F31DD1FC9BAF5.png" manifest:media-type="image/png"/>
  <manifest:file-entry manifest:full-path="Pictures/10000201000001F4000001F418A7CADD11F4CFBF.png" manifest:media-type="image/png"/>
  <manifest:file-entry manifest:full-path="Pictures/10000201000003D4000003D40270A09CAC06A9BC.png" manifest:media-type="image/png"/>
  <manifest:file-entry manifest:full-path="Pictures/100002010000064000000640D042F99BD329E18F.png" manifest:media-type="image/png"/>
  <manifest:file-entry manifest:full-path="Pictures/100002010000020000000200C684FEA0DF666F1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3.244cm" fo:min-width="11.99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6cm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69cm" svg:height="4.969cm" svg:x="0.5cm" svg:y="3.731cm">
          <draw:image xlink:href="Pictures/100002010000020000000200C684FEA0DF666F19.png" xlink:type="simple" xlink:show="embed" xlink:actuate="onLoad" loext:mime-type="image/png">
            <text:p/>
          </draw:image>
        </draw:frame>
        <draw:frame draw:style-name="gr1" draw:text-style-name="P1" draw:layer="layout" svg:width="5.276cm" svg:height="5.276cm" svg:x="10.2cm" svg:y="3.224cm">
          <draw:image xlink:href="Pictures/100002010000064000000640D042F99BD329E18F.png" xlink:type="simple" xlink:show="embed" xlink:actuate="onLoad" loext:mime-type="image/png">
            <text:p/>
          </draw:image>
        </draw:frame>
        <draw:custom-shape draw:style-name="gr2" draw:text-style-name="P2" draw:layer="layout" svg:width="12.6cm" svg:height="13.6cm" svg:x="15.1cm" svg:y="0.2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" draw:id="id2" draw:layer="layout" svg:width="3.799cm" svg:height="3.799cm" svg:x="21.5cm" svg:y="8.6cm">
          <draw:image xlink:href="Pictures/10000201000003D4000003D40270A09CAC06A9BC.png" xlink:type="simple" xlink:show="embed" xlink:actuate="onLoad" loext:mime-type="image/png">
            <text:p/>
          </draw:image>
        </draw:frame>
        <draw:frame draw:style-name="gr3" draw:text-style-name="P3" draw:layer="layout" svg:width="2.619cm" svg:height="0.962cm" svg:x="1.7cm" svg:y="8.1cm">
          <draw:text-box>
            <text:p><text:span text:style-name="T1">Cliente</text:span></text:p>
          </draw:text-box>
        </draw:frame>
        <draw:frame draw:style-name="gr3" draw:text-style-name="P3" draw:layer="layout" svg:width="3.076cm" svg:height="0.962cm" svg:x="11.301cm" svg:y="8.1cm">
          <draw:text-box>
            <text:p><text:span text:style-name="T1">Servidor</text:span></text:p>
          </draw:text-box>
        </draw:frame>
        <draw:frame draw:style-name="gr3" draw:text-style-name="P3" draw:layer="layout" svg:width="2.619cm" svg:height="0.962cm" svg:x="1.701cm" svg:y="8.1cm">
          <draw:text-box>
            <text:p><text:span text:style-name="T1">Cliente</text:span></text:p>
          </draw:text-box>
        </draw:frame>
        <draw:frame draw:style-name="gr3" draw:text-style-name="P3" draw:layer="layout" svg:width="5.476cm" svg:height="0.962cm" svg:x="20.701cm" svg:y="12.5cm">
          <draw:text-box>
            <text:p><text:span text:style-name="T1">Banco de Dados</text:span></text:p>
          </draw:text-box>
        </draw:frame>
        <draw:frame draw:style-name="gr1" draw:text-style-name="P1" draw:layer="layout" svg:width="4.252cm" svg:height="4.252cm" svg:x="15.248cm" svg:y="3.948cm">
          <draw:image xlink:href="Pictures/10000201000001F4000001F418A7CADD11F4CFBF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74cm" svg:height="2.74cm" svg:x="21.8cm" svg:y="0.66cm">
          <draw:image xlink:href="Pictures/10000201000001F4000001F4E71F31DD1FC9BAF5.png" xlink:type="simple" xlink:show="embed" xlink:actuate="onLoad" loext:mime-type="image/png">
            <text:p/>
          </draw:image>
        </draw:frame>
        <draw:frame draw:style-name="gr3" draw:text-style-name="P3" draw:layer="layout" svg:width="2.614cm" svg:height="0.962cm" svg:x="21.902cm" svg:y="3.3cm">
          <draw:text-box>
            <text:p><text:span text:style-name="T1">Servlet</text:span></text:p>
          </draw:text-box>
        </draw:frame>
        <draw:frame draw:style-name="gr1" draw:text-style-name="P1" xml:id="id3" draw:id="id3" draw:layer="layout" svg:width="2.74cm" svg:height="2.74cm" svg:x="21.8cm" svg:y="4.36cm">
          <draw:image xlink:href="Pictures/10000201000001F4000001F4E71F31DD1FC9BAF5.png" xlink:type="simple" xlink:show="embed" xlink:actuate="onLoad" loext:mime-type="image/png">
            <text:p/>
          </draw:image>
        </draw:frame>
        <draw:frame draw:style-name="gr3" draw:text-style-name="P3" draw:layer="layout" svg:width="2.614cm" svg:height="0.962cm" svg:x="21.902cm" svg:y="7cm">
          <draw:text-box>
            <text:p><text:span text:style-name="T1">Servlet</text:span></text:p>
          </draw:text-box>
        </draw:frame>
        <draw:connector draw:style-name="gr4" draw:text-style-name="P4" draw:layer="layout" draw:line-skew="1.201cm" svg:x1="24.54cm" svg:y1="2.03cm" svg:x2="25.299cm" svg:y2="10.499cm" draw:start-shape="id1" draw:start-glue-point="1" draw:end-shape="id2" draw:end-glue-point="1" svg:d="M24540 2030h2460v8469h-1701" svg:viewBox="0 0 2461 8470">
          <text:p/>
        </draw:connector>
        <draw:connector draw:style-name="gr4" draw:text-style-name="P4" draw:layer="layout" draw:line-skew="0.701cm" svg:x1="24.54cm" svg:y1="5.73cm" svg:x2="25.299cm" svg:y2="10.499cm" draw:start-shape="id3" draw:start-glue-point="1" draw:end-shape="id2" draw:end-glue-point="1" svg:d="M24540 5730h1960v4769h-1201" svg:viewBox="0 0 1961 4770">
          <text:p/>
        </draw:connector>
        <draw:frame draw:style-name="gr3" draw:text-style-name="P3" draw:layer="layout" svg:width="1.035cm" svg:height="0.962cm" svg:x="22.802cm" svg:y="7.7cm">
          <draw:text-box>
            <text:p><text:span text:style-name="T1">...</text:span></text:p>
          </draw:text-box>
        </draw:frame>
        <draw:line draw:style-name="gr5" draw:text-style-name="P4" draw:layer="layout" svg:x1="5.4cm" svg:y1="5.2cm" svg:x2="10.5cm" svg:y2="5.2cm">
          <text:p/>
        </draw:line>
        <draw:line draw:style-name="gr5" draw:text-style-name="P4" draw:layer="layout" svg:x1="10.5cm" svg:y1="7.1cm" svg:x2="4.8cm" svg:y2="7.1cm">
          <text:p/>
        </draw:line>
        <draw:frame draw:style-name="gr3" draw:text-style-name="P5" draw:layer="layout" svg:width="3.385cm" svg:height="0.962cm" svg:x="6.1cm" svg:y="4.2cm">
          <draw:text-box>
            <text:p>requisição</text:p>
          </draw:text-box>
        </draw:frame>
        <draw:frame draw:style-name="gr3" draw:text-style-name="P5" draw:layer="layout" svg:width="2.932cm" svg:height="0.962cm" svg:x="6.101cm" svg:y="6.2cm">
          <draw:text-box>
            <text:p>resposta</text:p>
          </draw:text-box>
        </draw:frame>
        <draw:line draw:style-name="gr6" draw:text-style-name="P1" draw:layer="layout" svg:x1="19.1cm" svg:y1="5.5cm" svg:x2="21.9cm" svg:y2="2.9cm">
          <text:p/>
        </draw:line>
        <draw:line draw:style-name="gr7" draw:text-style-name="P1" draw:layer="layout" svg:x1="19.4cm" svg:y1="6.4cm" svg:x2="22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30T02:01:36.023792152</meta:creation-date>
    <dc:date>2020-10-30T03:00:05.539465074</dc:date>
    <dc:creator>Danilo Carvalho</dc:creator>
    <meta:editing-duration>PT36M42S</meta:editing-duration>
    <meta:editing-cycles>4</meta:editing-cycles>
    <meta:generator>LibreOffice/6.2.0.3$MacOSX_X86_64 LibreOffice_project/98c6a8a1c6c7b144ce3cc729e34964b47ce25d62</meta:generator>
    <meta:document-statistic meta:object-count="22"/>
  </office:meta>
</office:document-meta>
</file>